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2" svg:font-family="'DejaVu Sans'" style:font-family-generic="swiss"/>
    <style:font-face style:name="DejaVu Sans1" svg:font-family="'DejaVu Sans'" style:font-pitch="variable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3980" officeooo:paragraph-rsid="00173980" style:font-size-asian="16pt" style:font-name-complex="IRRoya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b513" officeooo:paragraph-rsid="0017b513" style:font-size-asian="16pt" style:font-name-complex="IRRoya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8716f" officeooo:paragraph-rsid="0018716f" style:font-size-asian="16pt" style:font-name-complex="IRRoya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98646" officeooo:paragraph-rsid="00198646" style:font-size-asian="16pt" style:font-name-complex="IRRoya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edd88" officeooo:paragraph-rsid="001edd88" style:font-size-asian="16pt" style:font-name-complex="IRRoya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fac5d" officeooo:paragraph-rsid="001fac5d" style:font-size-asian="16pt" style:font-name-complex="IRRoya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17a27" officeooo:paragraph-rsid="00217a27" style:font-size-asian="16pt" style:font-name-complex="IRRoya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17a27" officeooo:paragraph-rsid="00217a27" style:font-size-asian="16pt" style:font-name-complex="IRRoya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46f02" officeooo:paragraph-rsid="00246f02" style:font-size-asian="16pt" style:font-name-complex="IRRoya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" style:font-size-complex="16pt" style:font-style-complex="normal" style:font-weight-complex="normal"/>
    </style:style>
    <style:style style:name="P21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12">The Black island</text:p>
      <text:p text:style-name="P14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13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21"><text:span text:style-name="T6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21"><text:span text:style-name="T6">حیف</text:span></text:p></office:annotation>Pity<office:annotation-end office:name="__Annotation__90_3705011688"/> they didn’t finish him off while they were about it. --- Look ! !</text:p>
      <text:p text:style-name="P15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19">Page 4:</text:p>
      <text:p text:style-name="P17">Good! A village. Perhaps I can hire a car to take me to the coast. --- CLINK CLINK </text:p>
      <text:p text:style-name="P17">Just wait till I get my hands on him! - To be precise: … er … just wait till we get our hands!</text:p>
      <text:p text:style-name="P17">Hello! - Tintin! --- You!</text:p>
      <text:p text:style-name="P17">Hey, stop! - That’s what they call putting your head in lion’s mouth!</text:p>
      <text:p text:style-name="P17">Stop him ! Stop him ! --- Where’s he gone ?</text:p>
      <text:p text:style-name="P17">Excuse me, sir. Have you seen a young man running past your house?</text:p>
      <text:p text:style-name="P17">Let me see. A young man, you say. That’d be him I saw, with a little white dog. Going like the wind, he was. Hid himself among those trees, over there. - Aha! We’ve got him!</text:p>
      <text:p text:style-name="P17">Snowy! - WOOAH WOOAH</text:p>
      <text:p text:style-name="P20">page 5:</text:p>
      <text:p text:style-name="P18">d</text:p>
      <text:p text:style-name="P9"/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2" svg:font-family="'DejaVu Sans'" style:font-family-generic="swiss"/>
    <style:font-face style:name="DejaVu Sans1" svg:font-family="'DejaVu Sans'" style:font-pitch="variable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2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1T01:57:08.029145130</meta:creation-date>
    <dc:date>2023-02-12T06:50:23.255042767</dc:date>
    <meta:editing-duration>PT2H27M55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5" meta:paragraph-count="52" meta:word-count="738" meta:character-count="3599" meta:non-whitespace-character-count="2906"/>
  </office:meta>
</office:document-meta>
</file>